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MessageConverter.toMessage( Object payload , @ Nullable MessageHeaders head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MessageConverter.fromMessage( Message &lt; ? &gt; message , Class &lt; ? &gt; targe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